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7pt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8. Transações SQL em Cenários de E-commerce</text:p>
      <text:p text:style-name="P1">Esta atividade foi desenhada para colocar em prática o controle de transações em um ambiente de banco de dados real. O objetivo é que cada grupo compreenda e aplique o conceito de operações atômicas, garantindo a integridade dos dados em cenários críticos de e-commerce.</text:p>
      <text:p text:style-name="P1"/>
      <text:p text:style-name="P1">Cenário 1: Venda por Lote</text:p>
      <text:p text:style-name="P1"/>
      <text:p text:style-name="P1">DELIMITER $$</text:p>
      <text:p text:style-name="P1"/>
      <text:p text:style-name="P1">CREATE PROCEDURE realizar_venda_lote (</text:p>
      <text:p text:style-name="P1"><text:s text:c="4"/>IN p_cliente_id INT,</text:p>
      <text:p text:style-name="P1"><text:s text:c="4"/>IN p_produto1_id INT,</text:p>
      <text:p text:style-name="P1"><text:s text:c="4"/>IN p_qtd1 INT,</text:p>
      <text:p text:style-name="P1"><text:s text:c="4"/>IN p_produto2_id INT,</text:p>
      <text:p text:style-name="P1"><text:s text:c="4"/>IN p_qtd2 INT,</text:p>
      <text:p text:style-name="P1"><text:s text:c="4"/>IN p_total DECIMAL(10,2)</text:p>
      <text:p text:style-name="P1">)</text:p>
      <text:p text:style-name="P1">BEGIN</text:p>
      <text:p text:style-name="P1"><text:s text:c="4"/>DECLARE estoque1 INT;</text:p>
      <text:p text:style-name="P1"><text:s text:c="4"/>DECLARE estoque2 INT;</text:p>
      <text:p text:style-name="P1"><text:s text:c="4"/>DECLARE pedido_id INT;</text:p>
      <text:p text:style-name="P1"/>
      <text:p text:style-name="P1"><text:s text:c="4"/>START TRANSACTION;</text:p>
      <text:p text:style-name="P1"/>
      <text:p text:style-name="P1"><text:s text:c="4"/>-- Verifica estoque</text:p>
      <text:p text:style-name="P1"><text:s text:c="4"/>SELECT estoque INTO estoque1 FROM produtos WHERE id = p_produto1_id FOR UPDATE;</text:p>
      <text:p text:style-name="P1"><text:s text:c="4"/>SELECT estoque INTO estoque2 FROM produtos WHERE id = p_produto2_id FOR UPDATE;</text:p>
      <text:p text:style-name="P1"/>
      <text:p text:style-name="P1"><text:s text:c="4"/>IF estoque1 &gt;= p_qtd1 AND estoque2 &gt;= p_qtd2 THEN</text:p>
      <text:p text:style-name="P1"><text:s text:c="8"/>-- Gera novo ID de pedido (exemplo simples)</text:p>
      <text:p text:style-name="P1"><text:s text:c="8"/>SELECT IFNULL(MAX(id), 0) + 1 INTO pedido_id FROM pedidos;</text:p>
      <text:p text:style-name="P1"/>
      <text:p text:style-name="P1"><text:s text:c="8"/>-- Cria pedido</text:p>
      <text:p text:style-name="P1"><text:s text:c="8"/>INSERT INTO pedidos (id, cliente_id, data_pedido, status, total)</text:p>
      <text:p text:style-name="P1"><text:s text:c="8"/>VALUES (pedido_id, p_cliente_id, NOW(), 'Confirmado', p_total);</text:p>
      <text:p text:style-name="P1"/>
      <text:p text:style-name="P1"><text:s text:c="8"/>-- Insere itens</text:p>
      <text:p text:style-name="P1"><text:s text:c="8"/>INSERT INTO itens_pedido (id, pedido_id, produto_id, quantidade, preco_unitario)</text:p>
      <text:p text:style-name="P1"><text:s text:c="8"/>VALUES</text:p>
      <text:p text:style-name="P1"><text:s text:c="12"/>(pedido_id * 10 + 1, pedido_id, p_produto1_id, p_qtd1, (p_total / (p_qtd1 + p_qtd2))),</text:p>
      <text:p text:style-name="P1"><text:s text:c="12"/>(pedido_id * 10 + 2, pedido_id, p_produto2_id, p_qtd2, (p_total / (p_qtd1 + p_qtd2)));</text:p>
      <text:p text:style-name="P1"/>
      <text:p text:style-name="P1"><text:s text:c="8"/>-- Atualiza estoque</text:p>
      <text:p text:style-name="P1"><text:s text:c="8"/>UPDATE produtos SET estoque = estoque - p_qtd1 WHERE id = p_produto1_id;</text:p>
      <text:p text:style-name="P1"><text:s text:c="8"/>UPDATE produtos SET estoque = estoque - p_qtd2 WHERE id = p_produto2_id;</text:p>
      <text:p text:style-name="P1"/>
      <text:p text:style-name="P1"><text:s text:c="8"/>COMMIT;</text:p>
      <text:p text:style-name="P1"><text:s text:c="4"/>ELSE</text:p>
      <text:p text:style-name="P1"><text:s text:c="8"/>ROLLBACK;</text:p>
      <text:p text:style-name="P1"><text:s text:c="4"/>END IF;</text:p>
      <text:p text:style-name="P1">END$$</text:p>
      <text:p text:style-name="P1"/>
      <text:p text:style-name="P1">DELIMITER ;</text:p>
      <text:p text:style-name="P1"/>
      <text:p text:style-name="P1">Verificando a confirmação da venda:</text:p>
      <text:p text:style-name="P1"/>
      <text:p text:style-name="P1"/>
      <text:p text:style-name="P1">mysql&gt; SELECT * FROM pedidos WHERE cliente_id = 1 ORDER BY data_pedido DESC LIMIT 1;</text:p>
      <text:p text:style-name="P1">+----+------------+---------------------+------------+--------+</text:p>
      <text:p text:style-name="P1">| id | cliente_id | data_pedido <text:s text:c="8"/>| status <text:s text:c="4"/>| total <text:s/>|</text:p>
      <text:p text:style-name="P1">+----+------------+---------------------+------------+--------+</text:p>
      <text:p text:style-name="P1">| 31 | <text:s text:c="9"/>1 | 2025-11-13 01:45:05 | Confirmado | 150.00 |</text:p>
      <text:p text:style-name="P1">+----+------------+---------------------+------------+--------+</text:p>
      <text:p text:style-name="P1">1 row in set (0,01 sec)</text:p>
      <text:p text:style-name="P1"/>
      <text:p text:style-name="P1">Quantidade do estoque antes da execução:</text:p>
      <text:p text:style-name="P1">mysql&gt; SELECT id, nome, estoque FROM produtos WHERE id IN (2, 1);</text:p>
      <text:p text:style-name="P1">+----+--------------------+---------+</text:p>
      <text:p text:style-name="P1">| id | nome <text:s text:c="14"/>| estoque |</text:p>
      <text:p text:style-name="P1">+----+--------------------+---------+</text:p>
      <text:p text:style-name="P1">| <text:s/>1 | Smartphone X <text:s text:c="6"/>| <text:s text:c="5"/>50 |</text:p>
      <text:p text:style-name="P1">| <text:s/>2 | Notebook Gamer Pro | <text:s text:c="5"/>15 |</text:p>
      <text:p text:style-name="P1">+----+--------------------+---------+</text:p>
      <text:p text:style-name="P1">2 rows in set (0,00 sec)</text:p>
      <text:p text:style-name="P1"/>
      <text:p text:style-name="P1">Após execução demostrando que a procedure foi executada com sucesso:</text:p>
      <text:p text:style-name="P1">mysql&gt; SELECT id, nome, estoque FROM produtos WHERE id IN (2, 1);</text:p>
      <text:p text:style-name="P1">+----+--------------------+---------+</text:p>
      <text:p text:style-name="P1">| id | nome <text:s text:c="14"/>| estoque |</text:p>
      <text:p text:style-name="P1">+----+--------------------+---------+</text:p>
      <text:p text:style-name="P1">| <text:s/>1 | Smartphone X <text:s text:c="6"/>| <text:s text:c="5"/>47 |</text:p>
      <text:p text:style-name="P1">| <text:s/>2 | Notebook Gamer Pro | <text:s text:c="5"/>13 |</text:p>
      <text:p text:style-name="P1">+----+--------------------+---------+</text:p>
      <text:p text:style-name="P1">2 rows in set (0,00 sec)</text:p>
      <text:p text:style-name="P1"/>
      <text:p text:style-name="P1">Procedure de Consulta da Venda (Cenário 1)</text:p>
      <text:p text:style-name="P1">DELIMITER $$</text:p>
      <text:p text:style-name="P1"/>
      <text:p text:style-name="P1">CREATE PROCEDURE consultar_venda (</text:p>
      <text:p text:style-name="P1"><text:s text:c="4"/>IN p_pedido_id INT</text:p>
      <text:p text:style-name="P1">)</text:p>
      <text:p text:style-name="P1"><text:soft-page-break/>BEGIN</text:p>
      <text:p text:style-name="P1"><text:s text:c="4"/>-- Consulta o pedido</text:p>
      <text:p text:style-name="P1"><text:s text:c="4"/>SELECT * FROM pedidos WHERE id = p_pedido_id;</text:p>
      <text:p text:style-name="P1"/>
      <text:p text:style-name="P1"><text:s text:c="4"/>-- Consulta os itens do pedido</text:p>
      <text:p text:style-name="P1"><text:s text:c="4"/>SELECT ip.*, p.nome AS produto_nome</text:p>
      <text:p text:style-name="P1"><text:s text:c="4"/>FROM itens_pedido ip</text:p>
      <text:p text:style-name="P1"><text:s text:c="4"/>JOIN produtos p ON ip.produto_id = p.id</text:p>
      <text:p text:style-name="P1"><text:s text:c="4"/>WHERE ip.pedido_id = p_pedido_id;</text:p>
      <text:p text:style-name="P1"/>
      <text:p text:style-name="P1"><text:s text:c="4"/>-- Consulta o cliente</text:p>
      <text:p text:style-name="P1"><text:s text:c="4"/>SELECT u.* </text:p>
      <text:p text:style-name="P1"><text:s text:c="4"/>FROM pedidos pd</text:p>
      <text:p text:style-name="P1"><text:s text:c="4"/>JOIN usuarios u ON pd.cliente_id = u.id</text:p>
      <text:p text:style-name="P1"><text:s text:c="4"/>WHERE pd.id = p_pedido_id;</text:p>
      <text:p text:style-name="P1">END$$</text:p>
      <text:p text:style-name="P1"/>
      <text:p text:style-name="P1">DELIMITER ;</text:p>
      <text:p text:style-name="P1"/>
      <text:p text:style-name="P1">Consutando a venda:</text:p>
      <text:p text:style-name="P1"/>
      <text:p text:style-name="P1">mysql&gt; CALL consultar_venda(10);</text:p>
      <text:p text:style-name="P1">+----+------------+---------------------+---------+-------+</text:p>
      <text:p text:style-name="P1">| id | cliente_id | data_pedido <text:s text:c="8"/>| status <text:s/>| total |</text:p>
      <text:p text:style-name="P1">+----+------------+---------------------+---------+-------+</text:p>
      <text:p text:style-name="P1">| 10 | <text:s text:c="8"/>10 | 2025-11-10 02:06:15 | Enviado | 25.00 |</text:p>
      <text:p text:style-name="P1">+----+------------+---------------------+---------+-------+</text:p>
      <text:p text:style-name="P1">1 row in set (0,01 sec)</text:p>
      <text:p text:style-name="P1"/>
      <text:p text:style-name="P1">+----+-----------+------------+------------+----------------+--------------------+</text:p>
      <text:p text:style-name="P1">| id | pedido_id | produto_id | quantidade | preco_unitario | produto_nome <text:s text:c="6"/>|</text:p>
      <text:p text:style-name="P1">+----+-----------+------------+------------+----------------+--------------------+</text:p>
      <text:p text:style-name="P1">| 10 | <text:s text:c="7"/>10 | <text:s text:c="8"/>10 | <text:s text:c="9"/>1 | <text:s text:c="9"/>25.00 | Café Gourmet 500g <text:s/>|</text:p>
      <text:p text:style-name="P1">+----+-----------+------------+------------+----------------+--------------------+</text:p>
      <text:p text:style-name="P1">1 row in set (0,01 sec)</text:p>
      <text:p text:style-name="P1"/>
      <text:p text:style-name="P1">+----+--------------+--------------------------+-------------------+-----------------+----------------+---------------------+</text:p>
      <text:p text:style-name="P1">| id | nome <text:s text:c="8"/>| email <text:s text:c="19"/>| senha <text:s text:c="12"/>| celular <text:s text:c="8"/>| cpf <text:s text:c="11"/>| criado_em <text:s text:c="10"/>|</text:p>
      <text:p text:style-name="P1">+----+--------------+--------------------------+-------------------+-----------------+----------------+---------------------+</text:p>
      <text:p text:style-name="P1">| 10 | Rafael Gomes | rafael.gomes@example.com | rafael_gomes_pwd! | (84) 91111-2222 | 567.890.123-45 | 2025-11-10 02:06:15 |</text:p>
      <text:p text:style-name="P1">+----+--------------+--------------------------+-------------------+-----------------+----------------+---------------------+</text:p>
      <text:p text:style-name="P1">1 row in set (0,01 sec)</text:p>
      <text:p text:style-name="P1"/>
      <text:p text:style-name="P1">Query OK, 0 rows affected (0,01 sec)</text:p>
      <text:p text:style-name="P1"/>
      <text:p text:style-name="P1"/>
      <text:p text:style-name="P1"/>
      <text:p text:style-name="P1">Cenário 2: Auditoria de Estoque</text:p>
      <text:p text:style-name="P1"/>
      <text:p text:style-name="P1">CREATE TABLE IF NOT EXISTS auditoria_estoque (</text:p>
      <text:p text:style-name="P1"><text:s text:c="4"/>id INT PRIMARY KEY AUTO_INCREMENT,</text:p>
      <text:p text:style-name="P1"><text:s text:c="4"/>produto_id INT,</text:p>
      <text:p text:style-name="P1"><text:s text:c="4"/>quantidade_ajustada INT,</text:p>
      <text:p text:style-name="P1"><text:s text:c="4"/>motivo VARCHAR(255),</text:p>
      <text:p text:style-name="P1"><text:s text:c="4"/>data_ajuste TIMESTAMP</text:p>
      <text:p text:style-name="P1">);</text:p>
      <text:p text:style-name="P1"/>
      <text:p text:style-name="P1">Procedure:</text:p>
      <text:p text:style-name="P1"/>
      <text:p text:style-name="P1">DELIMITER $$</text:p>
      <text:p text:style-name="P1"/>
      <text:p text:style-name="P1">CREATE PROCEDURE ajustar_estoque (</text:p>
      <text:p text:style-name="P1"><text:s text:c="4"/>IN p_produto_id INT,</text:p>
      <text:p text:style-name="P1"><text:s text:c="4"/>IN p_quantidade INT,</text:p>
      <text:p text:style-name="P1"><text:s text:c="4"/>IN p_motivo VARCHAR(255)</text:p>
      <text:p text:style-name="P1">)</text:p>
      <text:p text:style-name="P1">BEGIN</text:p>
      <text:p text:style-name="P1"><text:s text:c="4"/>START TRANSACTION;</text:p>
      <text:p text:style-name="P1"/>
      <text:p text:style-name="P1"><text:s text:c="4"/>UPDATE produtos SET estoque = estoque + p_quantidade WHERE id = p_produto_id;</text:p>
      <text:p text:style-name="P1"/>
      <text:p text:style-name="P1"><text:s text:c="4"/>INSERT INTO auditoria_estoque (produto_id, quantidade_ajustada, motivo, data_ajuste)</text:p>
      <text:p text:style-name="P1"><text:s text:c="4"/>VALUES (p_produto_id, p_quantidade, p_motivo, NOW());</text:p>
      <text:p text:style-name="P1"/>
      <text:p text:style-name="P1"><text:s text:c="4"/>COMMIT;</text:p>
      <text:p text:style-name="P1">END$$</text:p>
      <text:p text:style-name="P1"/>
      <text:p text:style-name="P1">DELIMITER ;</text:p>
      <text:p text:style-name="P1"/>
      <text:p text:style-name="P1">Executando a procedure:</text:p>
      <text:p text:style-name="P1">CALL ajustar_estoque(5, 10, 'Reposição de estoque');</text:p>
      <text:p text:style-name="P1"/>
      <text:p text:style-name="P1">Cenário 3: Promoção-Relâmpago</text:p>
      <text:p text:style-name="P1">START TRANSACTION;</text:p>
      <text:p text:style-name="P1"/>
      <text:p text:style-name="P1">-- Exemplo: categoria_id = 5, desconto de 20%</text:p>
      <text:p text:style-name="P1">UPDATE produtos</text:p>
      <text:p text:style-name="P1">SET preco = preco * 0.8</text:p>
      <text:p text:style-name="P1">WHERE categoria_id = 5;</text:p>
      <text:p text:style-name="P1"/>
      <text:p text:style-name="P1"><text:soft-page-break/>-- Verificação opcional</text:p>
      <text:p text:style-name="P1">SELECT id, nome, preco FROM produtos WHERE categoria_id = 5;</text:p>
      <text:p text:style-name="P1"/>
      <text:p text:style-name="P1">-- Desfaz a promoção</text:p>
      <text:p text:style-name="P1">ROLLBACK;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3T03:19:00.841069734</meta:creation-date>
    <dc:date>2025-11-13T03:21:34.243934315</dc:date>
    <meta:editing-duration>PT2M35S</meta:editing-duration>
    <meta:editing-cycles>1</meta:editing-cycles>
    <meta:document-statistic meta:table-count="0" meta:image-count="0" meta:object-count="0" meta:page-count="3" meta:paragraph-count="142" meta:word-count="809" meta:character-count="5883" meta:non-whitespace-character-count="4795"/>
    <meta:generator>LibreOffice/7.1.8.1$Linux_X86_64 LibreOffice_project/10$Build-1</meta:generator>
  </office:meta>
</office:document-meta>
</file>